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a68f2" officeooo:paragraph-rsid="001a68f2"/>
    </style:style>
    <style:style style:name="P2" style:family="paragraph" style:parent-style-name="Table_20_Contents">
      <style:paragraph-properties fo:text-align="start" style:justify-single-word="false"/>
      <style:text-properties officeooo:rsid="001c524f" officeooo:paragraph-rsid="001c524f"/>
    </style:style>
    <style:style style:name="P3" style:family="paragraph" style:parent-style-name="Table_20_Contents">
      <style:paragraph-properties fo:text-align="center" style:justify-single-word="false"/>
      <style:text-properties officeooo:rsid="001c524f" officeooo:paragraph-rsid="001c524f"/>
    </style:style>
    <style:style style:name="P4" style:family="paragraph" style:parent-style-name="Standard">
      <style:text-properties officeooo:rsid="001a68f2" officeooo:paragraph-rsid="001a68f2"/>
    </style:style>
    <style:style style:name="P5" style:family="paragraph" style:parent-style-name="Standard">
      <style:paragraph-properties fo:text-align="center" style:justify-single-word="false"/>
      <style:text-properties officeooo:rsid="001a68f2" officeooo:paragraph-rsid="001a68f2"/>
    </style:style>
    <style:style style:name="P6" style:family="paragraph" style:parent-style-name="Standard">
      <style:paragraph-properties fo:text-align="start" style:justify-single-word="false"/>
      <style:text-properties officeooo:rsid="001c524f" officeooo:paragraph-rsid="001c524f"/>
    </style:style>
    <style:style style:name="P7" style:family="paragraph" style:parent-style-name="Standard">
      <style:paragraph-properties fo:text-align="start" style:justify-single-word="false"/>
      <style:text-properties officeooo:rsid="001ca82f" officeooo:paragraph-rsid="001ca82f"/>
    </style:style>
    <style:style style:name="P8" style:family="paragraph" style:parent-style-name="Standard">
      <style:paragraph-properties fo:text-align="start" style:justify-single-word="false"/>
      <style:text-properties officeooo:rsid="001ca82f" officeooo:paragraph-rsid="001d6372"/>
    </style:style>
    <style:style style:name="P9" style:family="paragraph" style:parent-style-name="Standard">
      <style:paragraph-properties fo:text-align="start" style:justify-single-word="false"/>
      <style:text-properties officeooo:rsid="001d7f1b" officeooo:paragraph-rsid="001d7f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a82f" style:font-weight-asian="normal" style:font-weight-complex="normal"/>
    </style:style>
    <style:style style:name="T4" style:family="text">
      <style:text-properties fo:font-weight="normal" officeooo:rsid="001d6372" style:font-weight-asian="normal" style:font-weight-complex="normal"/>
    </style:style>
    <style:style style:name="T5" style:family="text">
      <style:text-properties officeooo:rsid="001ca8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th Lemanek</text:p>
      <text:p text:style-name="P4">CSE530</text:p>
      <text:p text:style-name="P4">11/11/17</text:p>
      <text:p text:style-name="P5">Lab 4</text:p>
      <text:p text:style-name="P5"/>
      <text:p text:style-name="P6">1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yntax</text:p>
          </table:table-cell>
          <table:table-cell table:style-name="Table1.A1" office:value-type="string">
            <text:p text:style-name="P1">Arguments</text:p>
          </table:table-cell>
          <table:table-cell table:style-name="Table1.D1" office:value-type="string">
            <text:p text:style-name="P1">Return values</text:p>
          </table:table-cell>
        </table:table-row>
        <table:table-row>
          <table:table-cell table:style-name="Table1.A2" office:value-type="string">
            <text:p text:style-name="P1">gethostbyaddr</text:p>
          </table:table-cell>
          <table:table-cell table:style-name="Table1.A2" office:value-type="string">
            <text:p text:style-name="P1">Struct hostent* gethostbyaddr(const <text:span text:style-name="T5">char* addr, int len, int type</text:span>)</text:p>
          </table:table-cell>
          <table:table-cell table:style-name="Table1.A2" office:value-type="string">
            <text:p text:style-name="P2">Addr: pointer to the address for which we get host</text:p>
            <text:p text:style-name="P2">len: the length of addr</text:p>
            <text:p text:style-name="P2">type:address family</text:p>
          </table:table-cell>
          <table:table-cell table:style-name="Table1.D2" office:value-type="string">
            <text:p text:style-name="P2">A pointer to a hostent structure where host information is located.</text:p>
          </table:table-cell>
        </table:table-row>
        <table:table-row>
          <table:table-cell table:style-name="Table1.A2" office:value-type="string">
            <text:p text:style-name="P1">gethostbyname</text:p>
          </table:table-cell>
          <table:table-cell table:style-name="Table1.A2" office:value-type="string">
            <text:p text:style-name="P3">Struct hostent* gethostbyname(const char* name)</text:p>
          </table:table-cell>
          <table:table-cell table:style-name="Table1.A2" office:value-type="string">
            <text:p text:style-name="P2">Name: the hostname for which we find the host</text:p>
          </table:table-cell>
          <table:table-cell table:style-name="Table1.D2" office:value-type="string">
            <text:p text:style-name="P2">A pointer to a hostent structure where host information is located.</text:p>
          </table:table-cell>
        </table:table-row>
      </table:table>
      <text:p text:style-name="P5"/>
      <text:p text:style-name="P6"/>
      <text:p text:style-name="P6">2. <text:tab/><text:span text:style-name="T1">gethostbyname.c</text:span><text:span text:style-name="T2">: The program gets the hostname from a command-line argument and calls “gethostbyname” function on it. <text:s/>It will print the found host’s hostname, aliases, address type, and it’s IP addresses.</text:span></text:p>
      <text:p text:style-name="P6"><text:span text:style-name="T2"><text:s/><text:tab/></text:span><text:span text:style-name="T1">gethostbyaddr.c: </text:span><text:span text:style-name="T2">The program </text:span><text:span text:style-name="T3">gets the IP address and stores it into a “sockaddr_in” structure. <text:s/>That structure’s new address is passed into a “gethostbyaddr” function. <text:s/>The resulting “hostent” structure would have its name, aliases, address type, and IP addresses listed.</text:span></text:p>
      <text:p text:style-name="P6"><text:span text:style-name="T3"/></text:p>
      <text:p text:style-name="P7"><text:span text:style-name="T2">3. From </text:span><text:a xlink:type="simple" xlink:href="http://www.yahoo.com/" text:style-name="Internet_20_link" text:visited-style-name="Visited_20_Internet_20_Link"><text:span text:style-name="T2">www.yahoo.com</text:span></text:a><text:span text:style-name="T2">, we have 4 IP addresses. <text:s/>The offical name is “atsv3-fp.wg1.b.yahoo.com”.</text:span></text:p>
      <text:p text:style-name="P8"><text:span text:style-name="T2"><text:s text:c="4"/></text:span><text:span text:style-name="T4">206.190.39.42 → “media-router-fp1.prod.media.vip.gq1.yahoo.com”</text:span></text:p>
      <text:p text:style-name="P8"><text:span text:style-name="T4"><text:s text:c="4"/>98.138.252.38 → “media-router-fp1.prod.media.vip.ne1.yahoo.com”</text:span></text:p>
      <text:p text:style-name="P8"><text:span text:style-name="T4"><text:s text:c="4"/>206.190.39.43 → “media-router-fp2.prod.media.vip.gq1.yahoo.com”</text:span></text:p>
      <text:p text:style-name="P8"><text:span text:style-name="T4"><text:s text:c="4"/>98.138.252.39 → “media-router-fp2.prod.media.vip.ne1.yahoo.com”</text:span></text:p>
      <text:p text:style-name="P8"><text:span text:style-name="T4"/></text:p>
      <text:p text:style-name="P9"><text:span text:style-name="T4">4. </text:span><text:span text:style-name="T2">To compile a program for multithreading with gcc and g++ use “-pthread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7:50:07.633141582</meta:creation-date>
    <dc:date>2017-11-11T18:34:02.542612507</dc:date>
    <meta:editing-duration>PT2M23S</meta:editing-duration>
    <meta:editing-cycles>1</meta:editing-cycles>
    <meta:document-statistic meta:table-count="1" meta:image-count="0" meta:object-count="0" meta:page-count="1" meta:paragraph-count="27" meta:word-count="184" meta:character-count="1395" meta:non-whitespace-character-count="1215"/>
    <meta:generator>LibreOffice/5.1.6.2$Linux_X86_64 LibreOffice_project/10m0$Build-2</meta:generator>
  </office:meta>
</office:document-meta>
</file>